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F70000005882023FE6C51581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784cm" style:use-optimal-column-width="false"/>
    </style:style>
    <style:style style:name="co2" style:family="table-column">
      <style:table-column-properties style:column-width="8.671cm" style:use-optimal-column-width="false"/>
    </style:style>
    <style:style style:name="ro1" style:family="table-row">
      <style:table-row-properties style:row-height="0.706cm" style:use-optimal-row-height="false"/>
    </style:style>
    <style:style style:name="ro2" style:family="table-row">
      <style:table-row-properties style:row-height="1.261cm" style:use-optimal-row-height="false"/>
    </style:style>
    <style:style style:name="ce1" style:family="table-cell">
      <loext:graphic-properties draw:fill="none"/>
      <style:paragraph-properties fo:border="0.57pt solid #ff000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495cm" svg:height="2.71cm" svg:x="7.371cm" svg:y="5.445cm">
          <draw:image xlink:href="Pictures/10000001000001F70000005882023FE6C5158143.png" xlink:type="simple" xlink:show="embed" xlink:actuate="onLoad" draw:mime-type="image/png">
            <text:p/>
          </draw:image>
        </draw:frame>
        <draw:frame draw:style-name="Object_20_with_20_no_20_fill_20_and_20_no_20_line" draw:layer="layout" svg:width="15.454cm" svg:height="2.672cm" svg:x="7.411cm" svg:y="5.457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13:08:57.198105793</meta:creation-date>
    <dc:date>2021-11-28T13:15:46.877852210</dc:date>
    <meta:editing-duration>PT6M51S</meta:editing-duration>
    <meta:editing-cycles>1</meta:editing-cycles>
    <meta:document-statistic meta:object-count="25"/>
    <meta:generator>LibreOffice/7.2.3.2$Linux_X86_64 LibreOffice_project/a49ed84f3d037188bbbcb324f9afc3796d887539</meta:generator>
  </office:meta>
</office:document-meta>
</file>